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" svg:font-family="CCode39" style:font-family-generic="roman"/>
    <style:font-face style:name="Helvetica" svg:font-family="Helvetica" style:font-family-generic="roman"/>
    <style:font-face style:name="Academy Engraved LET" svg:font-family="'Academy Engraved LET'" style:font-pitch="variable"/>
    <style:font-face style:name="CCode391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21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0d11e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0d11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officeooo:rsid="000b933f" officeooo:paragraph-rsid="0009e569" style:font-size-asian="12pt" style:font-size-complex="12pt"/>
    </style:style>
    <style:style style:name="P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paragraph-rsid="000fafe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paragraph-rsid="000d11ef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paragraph-rsid="000d11e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9e569" officeooo:paragraph-rsid="000d11e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b933f" officeooo:paragraph-rsid="000d11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font-weight="normal" officeooo:rsid="00093fe2" officeooo:paragraph-rsid="000d11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0d11e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paragraph-rsid="000d11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2pt" fo:font-weight="normal" officeooo:rsid="00093fe2" officeooo:paragraph-rsid="000d11e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0d11e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2pt" fo:font-weight="normal" officeooo:paragraph-rsid="000fafe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fo:font-weight="normal" officeooo:paragraph-rsid="000fafe3" style:font-size-asian="12pt" style:font-weight-asian="normal" style:font-size-complex="12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0fafe3"/>
    </style:style>
    <style:style style:name="T3" style:family="text">
      <style:text-properties fo:font-weight="bold" officeooo:rsid="000fafe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*<text:span text:style-name="T1">X%SETUP*</text:span></text:p>
            <text:p text:style-name="P1">SETUP</text:p>
          </table:table-cell>
          <table:table-cell table:style-name="Table1.A1" office:value-type="string">
            <text:p text:style-name="P3">*U%JEFFW*</text:p>
            <text:p text:style-name="P7">JEFFW</text:p>
          </table:table-cell>
        </table:table-row>
        <table:table-row>
          <table:table-cell table:style-name="Table1.A1" office:value-type="string">
            <text:p text:style-name="P12">*X%START*</text:p>
            <text:p text:style-name="P8">START PICK</text:p>
          </table:table-cell>
          <table:table-cell table:style-name="Table1.A1" office:value-type="string">
            <text:p text:style-name="P13">*L%A01.01*</text:p>
            <text:p text:style-name="P7">A01.01</text:p>
          </table:table-cell>
        </table:table-row>
        <table:table-row>
          <table:table-cell table:style-name="Table1.A1" office:value-type="string">
            <text:p text:style-name="P12">*X%SHORT*</text:p>
            <text:p text:style-name="P9">SHORT</text:p>
          </table:table-cell>
          <table:table-cell table:style-name="Table1.A1" office:value-type="string">
            <text:p text:style-name="P13">*O%123*</text:p>
            <text:p text:style-name="P7">123</text:p>
          </table:table-cell>
        </table:table-row>
        <table:table-row>
          <table:table-cell table:style-name="Table1.A1" office:value-type="string">
            <text:p text:style-name="P12">*X%LOGOUT*</text:p>
            <text:p text:style-name="P8">LOGOUT</text:p>
          </table:table-cell>
          <table:table-cell table:style-name="Table1.A1" office:value-type="string">
            <text:p text:style-name="P3">*O%<text:span text:style-name="T2">124</text:span>*</text:p>
            <text:p text:style-name="P6"><text:span text:style-name="T2">124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6"><text:span text:style-name="T2">*O%125*</text:span></text:p>
            <text:p text:style-name="P17"><text:span text:style-name="T2">125</text:span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6"><text:span text:style-name="T2">*O%126*</text:span></text:p>
            <text:p text:style-name="P17"><text:span text:style-name="T2">126</text:span></text:p>
          </table:table-cell>
        </table:table-row>
        <table:table-row>
          <table:table-cell table:style-name="Table1.A1" office:value-type="string">
            <text:p text:style-name="P4">*X%RESUME*</text:p>
            <text:p text:style-name="P10">RESUME</text:p>
          </table:table-cell>
          <table:table-cell table:style-name="Table1.A1" office:value-type="string">
            <text:p text:style-name="P13">*B%1*</text:p>
            <text:p text:style-name="P11">POS1</text:p>
          </table:table-cell>
        </table:table-row>
        <table:table-row>
          <table:table-cell table:style-name="Table1.A1" office:value-type="string">
            <text:p text:style-name="P4">*X%NO*</text:p>
            <text:p text:style-name="P10">NO (COFIRM)</text:p>
          </table:table-cell>
          <table:table-cell table:style-name="Table1.A1" office:value-type="string">
            <text:p text:style-name="P14">*B%2*</text:p>
            <text:p text:style-name="P11">POS2</text:p>
          </table:table-cell>
        </table:table-row>
        <table:table-row>
          <table:table-cell table:style-name="Table1.A1" office:value-type="string">
            <text:p text:style-name="P2">*<text:span text:style-name="T1">X%YES*</text:span></text:p>
            <text:p text:style-name="P10">YES (CONFIRM)</text:p>
          </table:table-cell>
          <table:table-cell table:style-name="Table1.A1" office:value-type="string">
            <text:p text:style-name="P14">*B%3*</text:p>
            <text:p text:style-name="P11">POS3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Code39" svg:font-family="CCode39" style:font-family-generic="roman"/>
    <style:font-face style:name="Helvetica" svg:font-family="Helvetica" style:font-family-generic="roman"/>
    <style:font-face style:name="Academy Engraved LET" svg:font-family="'Academy Engraved LET'" style:font-pitch="variable"/>
    <style:font-face style:name="CCode391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3-04-13T21:01:17</meta:print-date>
    <dc:date>2013-04-13T21:03:07</dc:date>
    <meta:editing-duration>PT22M58S</meta:editing-duration>
    <meta:editing-cycles>9</meta:editing-cycles>
    <meta:generator>LibreOffice/4.0.1.2$MacOSX_x86 LibreOffice_project/84102822e3d61eb989ddd325abf1ac077904985</meta:generator>
    <meta:document-statistic meta:table-count="1" meta:image-count="0" meta:object-count="0" meta:page-count="1" meta:paragraph-count="32" meta:word-count="35" meta:character-count="213" meta:non-whitespace-character-count="210"/>
  </office:meta>
</office:document-meta>
</file>